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143cm" fo:margin-left="-0.132cm" style:page-number="auto" table:align="left" style:writing-mode="lr-tb"/>
    </style:style>
    <style:style style:name="Tabelle1.A" style:family="table-column">
      <style:table-column-properties style:column-width="0.624cm"/>
    </style:style>
    <style:style style:name="Tabelle1.B" style:family="table-column">
      <style:table-column-properties style:column-width="6.75cm"/>
    </style:style>
    <style:style style:name="Tabelle1.C" style:family="table-column">
      <style:table-column-properties style:column-width="8.768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elle1.3" style:family="table-row">
      <style:table-row-properties style:min-row-height="3.053cm" fo:keep-together="auto"/>
    </style:style>
    <style:style style:name="Tabelle1.4" style:family="table-row">
      <style:table-row-properties style:min-row-height="0.123cm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style:snap-to-layout-grid="false"/>
      <style:text-properties fo:font-size="10pt" fo:language="de" fo:country="DE" style:font-size-asian="10pt" style:language-asian="de" style:country-asian="DE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5" style:family="paragraph" style:parent-style-name="Standard">
      <style:paragraph-properties fo:margin-top="0.212cm" fo:margin-bottom="0.212cm" loext:contextual-spacing="false" fo:text-align="justify" style:justify-single-word="false"/>
      <style:text-properties fo:font-size="14pt" fo:font-weight="bold" style:font-size-asian="14pt" style:font-weight-asian="bold"/>
    </style:style>
    <style:style style:name="P6" style:family="paragraph" style:parent-style-name="Header">
      <style:paragraph-properties fo:margin-top="0.212cm" fo:margin-bottom="0.212cm" loext:contextual-spacing="false" fo:text-align="justify" style:justify-single-word="false">
        <style:tab-stops/>
      </style:paragraph-properties>
    </style:style>
    <style:style style:name="P7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Header">
      <style:paragraph-properties fo:text-align="justify" style:justify-single-word="false">
        <style:tab-stops/>
      </style:paragraph-properties>
    </style:style>
    <style:style style:name="P10" style:family="paragraph" style:parent-style-name="Heading_20_1">
      <style:text-properties fo:font-weight="bold" style:font-weight-asian="bold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ffff"/>
      <style:paragraph-properties style:writing-mode="lr-tb"/>
    </style:style>
    <style:style style:name="P13" style:family="paragraph">
      <style:paragraph-properties fo:margin-top="0cm" fo:margin-bottom="0cm" style:writing-mode="lr-tb"/>
    </style:style>
    <style:style style:name="P14" style:family="paragraph">
      <loext:graphic-properties draw:fill="solid" draw:fill-color="#ffffff"/>
      <style:paragraph-properties fo:margin-top="0cm" fo:margin-bottom="0cm" style:writing-mode="lr-tb"/>
    </style:style>
    <style:style style:name="T1" style:family="text">
      <style:text-properties style:font-name="Courier New" fo:font-weight="bold" style:font-weight-asian="bold" style:font-name-complex="Courier New" style:font-weight-complex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="Courier New" style:font-name-complex="Courier New" style:font-style-complex="italic"/>
    </style:style>
    <style:style style:name="T4" style:family="text">
      <style:text-properties style:font-name="Courier New" fo:font-style="italic" style:font-style-asian="italic" style:font-name-complex="Courier New"/>
    </style:style>
    <style:style style:name="T5" style:family="text">
      <style:text-properties style:font-name="Courier New" fo:font-style="italic" style:font-style-asian="italic" style:font-name-complex="Courier New" style:font-style-complex="italic"/>
    </style:style>
    <style:style style:name="T6" style:family="text">
      <style:text-properties style:font-name="Courier New" fo:font-style="italic" style:font-style-asian="italic" style:font-name-complex="Courier New" style:font-weight-complex="bold"/>
    </style:style>
    <style:style style:name="T7" style:family="text">
      <style:text-properties style:font-name="Courier New" fo:font-size="10pt" style:font-size-asian="10pt" style:font-name-complex="Courier New"/>
    </style:style>
    <style:style style:name="T8" style:family="text">
      <style:text-properties style:font-name="Courier New" fo:font-size="10pt" style:font-size-asian="10pt" style:font-name-complex="Courier New" style:font-weight-complex="bold"/>
    </style:style>
    <style:style style:name="T9" style:family="text">
      <style:text-properties style:font-name="Courier New" fo:font-size="10pt" fo:font-weight="bold" style:font-size-asian="10pt" style:font-weight-asian="bold" style:font-name-complex="Courier New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tyle-complex="italic"/>
    </style:style>
    <style:style style:name="T13" style:family="text">
      <style:text-properties style:font-name="Arial"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4c791"/>
    </style:style>
    <style:style style:name="T16" style:family="text">
      <style:text-properties style:use-window-font-color="true" style:font-name="Times" fo:font-size="12pt" fo:language="de" fo:country="DE" style:font-name-asian="Times New Roman" style:font-size-asian="12pt" style:font-name-complex="Times" style:font-size-complex="12pt" style:language-complex="ar" style:country-complex="SA"/>
    </style:style>
    <style:style style:name="T17" style:family="text">
      <style:text-properties style:use-window-font-color="true" style:font-name="Times" fo:font-size="12pt" fo:language="de" fo:country="DE" fo:font-style="italic" style:font-name-asian="Times New Roman" style:font-size-asian="12pt" style:font-style-asian="italic" style:font-name-complex="Times" style:font-size-complex="12pt" style:language-complex="ar" style:country-complex="SA" style:font-style-complex="italic"/>
    </style:style>
    <style:style style:name="T18" style:family="text">
      <style:text-properties style:use-window-font-color="true" style:font-name="Times New Roman" fo:font-size="12pt" fo:language="de" fo:country="DE" fo:font-style="italic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h text:style-name="P10" text:outline-level="1">Wiederholung mit Zähler</text:h>
          </table:table-cell>
          <table:covered-table-cell/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2">Struktogramm</text:p>
          </table:table-cell>
          <table:covered-table-cell/>
          <table:table-cell table:style-name="Tabelle1.C2" office:value-type="string">
            <text:p text:style-name="P2">Java</text:p>
          </table:table-cell>
        </table:table-row>
        <table:table-row table:style-name="Tabelle1.3">
          <table:table-cell table:style-name="Tabelle1.A2" table:number-columns-spanned="2" office:value-type="string">
            <text:p text:style-name="P3"><draw:g text:anchor-type="char" draw:z-index="2" draw:style-name="gr1"><draw:frame draw:style-name="gr2" draw:text-style-name="P12" svg:width="7.025cm" svg:height="2.47cm" svg:x="0.002cm" svg:y="0.164cm"><draw:text-box><text:p text:style-name="P11"><text:span text:style-name="T16">Zähle </text:span><text:span text:style-name="T17">Var</text:span><text:span text:style-name="T16"> von</text:span><text:span text:style-name="T17"> Anfangswert </text:span><text:span text:style-name="T16">bis </text:span><text:span text:style-name="T17">Endwert</text:span></text:p></draw:text-box></draw:frame><draw:frame draw:style-name="gr2" draw:text-style-name="P14" svg:width="6.386cm" svg:height="0.959cm" svg:x="0.623cm" svg:y="1.674cm"><draw:text-box><text:p text:style-name="P13"><text:span text:style-name="T18">Sequenz</text:span></text:p></draw:text-box></draw:frame></draw:g></text:p>
          </table:table-cell>
          <table:covered-table-cell/>
          <table:table-cell table:style-name="Tabelle1.C2" office:value-type="string">
            <text:p text:style-name="P2"><text:span text:style-name="T1">for</text:span><text:span text:style-name="T2"> (</text:span><text:span text:style-name="T5">Var </text:span><text:span text:style-name="T2">= </text:span><text:span text:style-name="T5">Anfangswert</text:span><text:span text:style-name="T3">;</text:span><text:span text:style-name="T2"> </text:span><text:span text:style-name="T4">Var </text:span><text:span text:style-name="T13">&lt;= </text:span><text:span text:style-name="T5">Endwert</text:span><text:span text:style-name="T2">;</text:span><text:span text:style-name="T6">Var++)<text:line-break/>{Sequenz}</text:span></text:p>
            <text:p text:style-name="P2"><text:span text:style-name="T1">for</text:span><text:span text:style-name="T2"> (</text:span><text:span text:style-name="T5">Var </text:span><text:span text:style-name="T2">= </text:span><text:span text:style-name="T5">Anfangswert</text:span><text:span text:style-name="T3">;</text:span><text:span text:style-name="T2"> </text:span><text:span text:style-name="T4">Var </text:span><text:span text:style-name="T13">&gt;= </text:span><text:span text:style-name="T5">Endwert</text:span><text:span text:style-name="T2">;</text:span><text:span text:style-name="T6">Var--)<text:line-break/>{Sequenz}</text:span></text:p>
          </table:table-cell>
        </table:table-row>
        <table:table-row table:style-name="Tabelle1.4">
          <table:table-cell table:style-name="Tabelle1.A1" table:number-columns-spanned="3" office:value-type="string">
            <text:p text:style-name="P6">Zu Beginn hat die <text:span text:style-name="T12">Zählvariable </text:span><text:span text:style-name="T11">„Var“ </text:span>den <text:span text:style-name="T11">Anfangswert</text:span>. Nach jedem Durchlauf durch die <text:span text:style-name="T11">Sequenz</text:span> wird der Inhalt der <text:span text:style-name="T12">Variable</text:span> um 1 vergrößert (verringert). Beim letzten Durchlauf hat die <text:span text:style-name="T12">Variable</text:span> den <text:span text:style-name="T11">Endwert</text:span>. </text:p>
            <text:p text:style-name="P6">Diese Art der Wiederholung verwendet man, wenn vor Eintritt in die Wiederholung bekannt ist, wie oft wiederholt wird.</text:p>
          </table:table-cell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4">1.</text:p>
          </table:table-cell>
          <table:table-cell table:style-name="Tabelle1.C2" table:number-columns-spanned="2" office:value-type="string">
            <text:p text:style-name="P4">Ein Kapital (z. B. 100000 €) wird zu Beginn des Jahres <text:span text:style-name="T10">start</text:span> (z. B. 2008) bei einer Verzinsung von <text:span text:style-name="T10">p</text:span> % (z. B. 3 %) angelegt. Auf welchen Betrag ist es bis zum Ende des Jahres <text:span text:style-name="T10">ziel</text:span> (z. B. 2014) angewachsen? Erstelle<text:span text:style-name="T15">n Sie</text:span> ein Struktogramm und schreibe<text:span text:style-name="T15">n Sie</text:span> eine passende Methode, die das Endkapital zurückgibt. 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4">2.</text:p>
          </table:table-cell>
          <table:table-cell table:style-name="Tabelle1.C2" table:number-columns-spanned="2" office:value-type="string">
            <text:p text:style-name="P4">Berechne<text:span text:style-name="T15">n Sie</text:span> die Summe der ersten 1000 (10000, 100000, 1000000)</text:p>
            <text:p text:style-name="P4">a) natürlichen Zahlen,</text:p>
            <text:p text:style-name="P4">b) Quadratzahlen,</text:p>
            <text:p text:style-name="P4">c) Kubikzahlen,</text:p>
            <text:p text:style-name="P4">d) Stammbrüche (<draw:frame draw:style-name="fr1" draw:name="Objekt1" text:anchor-type="as-char" svg:width="2.193cm" svg:height="0.686cm" draw:z-index="0"><draw:object xlink:href="./Object 1" xlink:type="simple" xlink:show="embed" xlink:actuate="onLoad"/><draw:image xlink:href="./ObjectReplacements/Object 1" xlink:type="simple" xlink:show="embed" xlink:actuate="onLoad"/></draw:frame>).</text:p>
            <text:p text:style-name="P4">Zeichne<text:span text:style-name="T15">n Sie</text:span> jeweils das Struktogramm.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4">3. </text:p>
          </table:table-cell>
          <table:table-cell table:style-name="Tabelle1.C2" table:number-columns-spanned="2" office:value-type="string">
            <text:p text:style-name="P4">Schreibe<text:span text:style-name="T15">n Sie</text:span> eine Methode <text:span text:style-name="T2">gibPotenz(double basis, int exponent)</text:span> vom Ergebnistyp <text:span text:style-name="T2">double</text:span>, die den Wert der Potenz basis<text:span text:style-name="T14">exponent</text:span> zurückgibt. Berücksichtige<text:span text:style-name="T15">n Sie</text:span> positive und negative Exponenten. 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4">4.</text:p>
          </table:table-cell>
          <table:table-cell table:style-name="Tabelle1.C2" table:number-columns-spanned="2" office:value-type="string">
            <text:p text:style-name="P7">Schreibe<text:span text:style-name="T15">n Sie</text:span> eine Methode <text:span text:style-name="T2">gibFakultaet(int n)</text:span>, die die Fakultät von n zurückgibt. Unter der Fakultät n! von n versteht man <draw:frame draw:style-name="fr1" draw:name="Objekt2" text:anchor-type="as-char" svg:width="3.963cm" svg:height="0.517cm" draw:z-index="1"><draw:object xlink:href="./Object 2" xlink:type="simple" xlink:show="embed" xlink:actuate="onLoad"/><draw:image xlink:href="./ObjectReplacements/Object 2" xlink:type="simple" xlink:show="embed" xlink:actuate="onLoad"/></draw:frame>. n muss eine positive ganze Zahl sein. </text:p>
            <text:p text:style-name="P4">Schreibe<text:span text:style-name="T15">n Sie</text:span> eine weitere Version der Methode, die die Wiederholung mit Eingangs­bedingung verwendet.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break-before="pag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_5f_Eingerückt" style:display-name="I_Eingerückt" style:family="paragraph" style:parent-style-name="Standard">
      <style:paragraph-properties fo:margin-left="1cm" fo:margin-right="1cm" fo:margin-top="0cm" fo:margin-bottom="0.212cm" loext:contextual-spacing="false" fo:text-align="justify" style:justify-single-word="false" fo:text-indent="0cm" style:auto-text-indent="false"/>
      <style:text-properties style:font-name-asian="Times" style:font-family-asian="Times" style:font-family-generic-asian="roman" style:font-pitch-asian="variable" style:font-size-complex="10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Informatik 10<text:tab/>Wiederholung mit Zähl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6-23T12:19:00</meta:creation-date>
    <dc:creator>PCLehrer </dc:creator>
    <dc:date>2020-01-08T09:51:22.060736899</dc:date>
    <meta:print-date>2005-03-16T18:24:00</meta:print-date>
    <meta:editing-cycles>5</meta:editing-cycles>
    <meta:generator>LibreOffice/5.0.3.2$Linux_x86 LibreOffice_project/00m0$Build-2</meta:generator>
    <meta:editing-duration>PT1M17S</meta:editing-duration>
    <meta:document-statistic meta:table-count="1" meta:image-count="0" meta:object-count="2" meta:page-count="1" meta:paragraph-count="22" meta:word-count="225" meta:character-count="1459" meta:non-whitespace-character-count="125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frac>
              <mstyle mathsize="8pt">
                <mn>1</mn>
              </mstyle>
              <mstyle mathsize="8pt">
                <mn>1</mn>
              </mstyle>
            </mfrac>
            <mo stretchy="false">+</mo>
            <mfrac>
              <mstyle mathsize="8pt">
                <mn>1</mn>
              </mstyle>
              <mstyle mathsize="8pt">
                <mn>2</mn>
              </mstyle>
            </mfrac>
            <mo stretchy="false">+</mo>
            <mfrac>
              <mstyle mathsize="8pt">
                <mn>1</mn>
              </mstyle>
              <mstyle mathsize="8pt">
                <mn>3</mn>
              </mstyle>
            </mfrac>
            <mo stretchy="false">+</mo>
            <mtext>.</mtext>
          </mrow>
          <mtext>.</mtext>
          <mtext>.</mtext>
        </mrow>
      </mstyle>
      <mrow/>
    </mrow>
    <annotation encoding="StarMath 5.0"> size 12{ {  { size 8{1} }  over  { size 8{1} } } + {  { size 8{1} }  over  { size 8{2} } } + {  { size 8{1} }  over  { size 8{3} } } + "."  "."  "." } {}</annotation>
  </semantics>
</math>
</file>

<file path=Object 2/content.xml><?xml version="1.0" encoding="utf-8"?>
<math xmlns="http://www.w3.org/1998/Math/MathML" display="block">
  <semantics>
    <mrow>
      <mstyle mathsize="12pt">
        <mrow>
          <mi>n</mi>
          <mrow>
            <mi>!</mi>
            <mo stretchy="false">=</mo>
            <mrow>
              <mn>1</mn>
              <mo stretchy="false">⋅</mo>
              <mn>2</mn>
              <mo stretchy="false">⋅</mo>
              <mn>3</mn>
              <mo stretchy="false">⋅</mo>
              <mtext>.</mtext>
            </mrow>
          </mrow>
          <mtext>.</mtext>
          <mrow>
            <mtext>.</mtext>
            <mo stretchy="false">⋅</mo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o stretchy="false">⋅</mo>
            <mi>n</mi>
          </mrow>
        </mrow>
      </mstyle>
      <mrow/>
    </mrow>
    <annotation encoding="StarMath 5.0"> size 12{n!=1 cdot 2 cdot 3 cdot  "."  "."  "."  cdot  left (n - 1 right ) cdot n} {}</annotation>
  </semantics>
</math>
</file>